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Text_20_body">
      <style:text-properties fo:font-size="20pt" style:font-size-asian="20pt" style:font-size-complex="20pt"/>
    </style:style>
    <style:style style:name="P3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fo:font-variant="normal" fo:text-transform="none" fo:color="#000000" style:font-name="arial" fo:font-size="14pt" fo:letter-spacing="normal" fo:font-style="normal" fo:font-weight="normal" style:font-size-asian="14pt" style:font-style-asian="normal" style:font-weight-asian="normal" style:font-size-complex="14pt"/>
    </style:style>
    <style:style style:name="P5" style:family="paragraph" style:parent-style-name="Text_20_body">
      <style:text-properties fo:font-variant="normal" fo:text-transform="none" fo:color="#000000" style:font-name="arial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6" style:family="paragraph" style:parent-style-name="Text_20_body">
      <style:text-properties fo:font-variant="normal" fo:text-transform="none" fo:color="#000000" style:font-name="arial" fo:font-size="20pt" fo:letter-spacing="normal" fo:font-style="normal" fo:font-weight="bold" style:font-size-asian="20pt" style:font-style-asian="normal" style:font-weight-asian="bold" style:font-size-complex="20pt" style:font-weight-complex="bold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paragraph-properties fo:margin-left="0.75in" fo:margin-right="0in" fo:text-indent="0in" style:auto-text-indent="false"/>
    </style:style>
    <style:style style:name="P9" style:family="paragraph" style:parent-style-name="Text_20_body">
      <style:paragraph-properties fo:margin-left="0.75in" fo:margin-right="0in" fo:text-indent="0in" style:auto-text-indent="false"/>
      <style:text-properties fo:font-size="20pt" style:font-size-asian="20pt" style:font-size-complex="20pt"/>
    </style:style>
    <style:style style:name="P10" style:family="paragraph" style:parent-style-name="Text_20_body">
      <style:paragraph-properties fo:margin-left="0.5in" fo:margin-right="0in" fo:text-indent="0in" style:auto-text-indent="false"/>
    </style:style>
    <style:style style:name="P11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arial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12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arial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P13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arial" fo:font-size="20pt" fo:letter-spacing="normal" fo:font-style="normal" fo:font-weight="bold" style:font-size-asian="20pt" style:font-style-asian="normal" style:font-weight-asian="bold" style:font-size-complex="20pt" style:font-weight-complex="bold"/>
    </style:style>
    <style:style style:name="P14" style:family="paragraph" style:parent-style-name="Standard" style:master-page-name="Standard">
      <style:paragraph-properties style:page-number="auto"/>
      <style:text-properties fo:font-size="20pt" fo:background-color="#ffff00" style:font-size-asian="20pt" style:font-size-complex="20pt"/>
    </style:style>
    <style:style style:name="P15" style:family="paragraph" style:parent-style-name="Standard">
      <style:text-properties fo:font-size="20pt" fo:background-color="#ffff00" style:font-size-asian="20pt" style:font-size-complex="20pt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Text_20_body">
      <style:text-properties fo:font-size="14pt" fo:font-weight="normal" fo:background-color="#ffff00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fo:font-weight="normal" fo:background-color="#ffffff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20pt" fo:font-weight="bold" fo:background-color="#ffff00" style:font-size-asian="20pt" style:font-weight-asian="bold" style:font-size-complex="20pt" style:font-weight-complex="bold"/>
    </style:style>
    <style:style style:name="P22" style:family="paragraph" style:parent-style-name="Text_20_body">
      <style:text-properties fo:font-size="20pt" style:font-size-asian="20pt" style:font-size-complex="20pt"/>
    </style:style>
    <style:style style:name="P23" style:family="paragraph" style:parent-style-name="Text_20_body" style:list-style-name="WWNum8"/>
    <style:style style:name="P24" style:family="paragraph" style:parent-style-name="Text_20_body">
      <style:text-properties fo:font-variant="normal" fo:text-transform="none" fo:color="#000000" style:font-name="arial" fo:font-size="20pt" fo:letter-spacing="normal" fo:font-style="normal" fo:font-weight="bold" fo:background-color="#ffff00" style:font-size-asian="20pt" style:font-style-asian="normal" style:font-weight-asian="bold" style:font-size-complex="20pt" style:font-weight-complex="bold"/>
    </style:style>
    <style:style style:name="P25" style:family="paragraph" style:parent-style-name="Text_20_body">
      <style:text-properties fo:font-variant="normal" fo:text-transform="none" fo:color="#000000" style:font-name="arial" fo:font-size="20pt" fo:letter-spacing="normal" fo:font-style="normal" fo:font-weight="bold" style:font-size-asian="20pt" style:font-style-asian="normal" style:font-weight-asian="bold" style:font-size-complex="20pt" style:font-weight-complex="bold"/>
    </style:style>
    <style:style style:name="P26" style:family="paragraph" style:parent-style-name="Text_20_body" style:list-style-name="WWNum9">
      <style:text-properties fo:font-variant="normal" fo:text-transform="none" fo:color="#000000" style:font-name="arial" fo:font-size="20pt" fo:letter-spacing="normal" fo:font-style="normal" fo:font-weight="bold" style:font-size-asian="20pt" style:font-style-asian="normal" style:font-weight-asian="bold" style:font-size-complex="20pt" style:font-weight-complex="bold"/>
    </style:style>
    <style:style style:name="P27" style:family="paragraph" style:parent-style-name="Text_20_body">
      <style:text-properties fo:font-variant="normal" fo:text-transform="none" fo:color="#000000" style:font-name="arial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P28" style:family="paragraph" style:parent-style-name="Text_20_body">
      <style:text-properties fo:font-variant="normal" fo:text-transform="none" fo:color="#000000" style:font-name="arial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29" style:family="paragraph" style:parent-style-name="Text_20_body" style:list-style-name="WWNum10">
      <style:text-properties fo:font-variant="normal" fo:text-transform="none" fo:color="#000000" style:font-name="arial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30" style:family="paragraph" style:parent-style-name="Text_20_body" style:list-style-name="WWNum11">
      <style:text-properties fo:font-variant="normal" fo:text-transform="none" fo:color="#000000" style:font-name="arial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31" style:family="paragraph" style:parent-style-name="Text_20_body" style:list-style-name="WWNum10"/>
    <style:style style:name="P32" style:family="paragraph" style:parent-style-name="Text_20_body" style:list-style-name="WWNum2">
      <style:paragraph-properties fo:margin-left="0.4909in" fo:margin-right="0in" fo:margin-top="0in" fo:margin-bottom="0in" fo:text-indent="-0.1965in" style:auto-text-indent="false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33" style:family="paragraph" style:parent-style-name="Text_20_body" style:list-style-name="WWNum3">
      <style:paragraph-properties fo:margin-left="0.4909in" fo:margin-right="0in" fo:margin-top="0in" fo:margin-bottom="0in" fo:text-indent="-0.1965in" style:auto-text-indent="false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34" style:family="paragraph" style:parent-style-name="Text_20_body" style:list-style-name="WWNum4">
      <style:paragraph-properties fo:margin-left="0.4909in" fo:margin-right="0in" fo:margin-top="0in" fo:margin-bottom="0in" fo:text-indent="-0.1965in" style:auto-text-indent="false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35" style:family="paragraph" style:parent-style-name="Text_20_body" style:list-style-name="WWNum5">
      <style:paragraph-properties fo:margin-left="0.4909in" fo:margin-right="0in" fo:margin-top="0in" fo:margin-bottom="0in" fo:text-indent="-0.1965in" style:auto-text-indent="false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36" style:family="paragraph" style:parent-style-name="Text_20_body" style:list-style-name="WWNum2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37" style:family="paragraph" style:parent-style-name="Text_20_body" style:list-style-name="WWNum3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38" style:family="paragraph" style:parent-style-name="Text_20_body" style:list-style-name="WWNum4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39" style:family="paragraph" style:parent-style-name="Text_20_body" style:list-style-name="WWNum5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40" style:family="paragraph" style:parent-style-name="Text_20_body" style:list-style-name="WWNum6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fo:font-size="14pt" style:font-size-asian="14pt" style:font-size-complex="14pt"/>
    </style:style>
    <style:style style:name="P41" style:family="paragraph" style:parent-style-name="Text_20_body">
      <style:paragraph-properties fo:margin-left="0.75in" fo:margin-right="0in" fo:text-indent="0in" style:auto-text-indent="false"/>
      <style:text-properties fo:font-size="20pt" style:font-size-asian="20pt" style:font-size-complex="20pt"/>
    </style:style>
    <style:style style:name="P42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arial" fo:font-size="20pt" fo:letter-spacing="normal" fo:font-style="normal" fo:font-weight="bold" style:font-size-asian="20pt" style:font-style-asian="normal" style:font-weight-asian="bold" style:font-size-complex="20pt" style:font-weight-complex="bold"/>
    </style:style>
    <style:style style:name="P43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arial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44" style:family="paragraph" style:parent-style-name="Heading_20_2">
      <style:text-properties fo:font-size="14pt" style:font-size-asian="14pt" style:font-size-complex="14pt"/>
    </style:style>
    <style:style style:name="P45" style:family="paragraph" style:parent-style-name="Heading_20_4"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fo:background-color="#ffffff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arial" fo:font-size="14pt" fo:letter-spacing="normal" style:font-size-asian="14pt" style:font-size-complex="14pt"/>
    </style:style>
    <style:style style:name="T7" style:family="text">
      <style:text-properties fo:font-variant="normal" fo:text-transform="none" fo:color="#000000" style:font-name="arial" fo:font-size="14pt" fo:letter-spacing="normal" fo:font-style="normal" style:font-size-asian="14pt" style:font-style-asian="normal" style:font-size-complex="14pt"/>
    </style:style>
    <style:style style:name="T8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tyle-asian="normal" style:font-weight-asian="normal" style:font-size-complex="14pt"/>
    </style:style>
    <style:style style:name="T9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arial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arial" fo:font-size="14pt" fo:letter-spacing="normal" fo:font-weight="normal" style:font-size-asian="14pt" style:font-weight-asian="normal" style:font-size-complex="14pt"/>
    </style:style>
    <style:style style:name="T12" style:family="text">
      <style:text-properties style:font-name="arial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esign Document:</text:p>
      <text:p text:style-name="P1"/>
      <text:p text:style-name="P1"/>
      <text:p text:style-name="P15">Section-1.Problem statement:</text:p>
      <text:h text:style-name="P44" text:outline-level="2">Design the below graph algorithm.</text:h>
      <text:h text:style-name="P44" text:outline-level="2">Graph Algorithms</text:h>
      <text:p text:style-name="P7">You are given a set of interacting processes that exchange neighbor adjacency data. The process works like this:</text:p>
      <text:list xml:id="list275050444" text:style-name="WWNum2">
        <text:list-item>
          <text:p text:style-name="P32">Each process reads neighbor information and cost from a file </text:p>
        </text:list-item>
        <text:list-item>
          <text:p text:style-name="P36">Each process builds a network graph from all nodes using this neighbor information </text:p>
        </text:list-item>
      </text:list>
      <text:p text:style-name="P7">Given this information answer the following questions:</text:p>
      <text:list xml:id="list1623412759" text:style-name="WWNum3">
        <text:list-item>
          <text:p text:style-name="P33">Find the shortest path from any to any node given. </text:p>
        </text:list-item>
        <text:list-item>
          <text:p text:style-name="P37">Find the minimum spanning tree. </text:p>
        </text:list-item>
      </text:list>
      <text:p text:style-name="P7">Also, reconfigure the network connectivity graph on a node when a node (process) dies or an edge is lost</text:p>
      <text:h text:style-name="P45" text:outline-level="4"><text:bookmark text:name="issuestobehandled"/>Issues to be handled:</text:h>
      <text:list xml:id="list2017426351" text:style-name="WWNum4">
        <text:list-item>
          <text:p text:style-name="P34">Nodes (process) can startup and die at any point of time </text:p>
        </text:list-item>
        <text:list-item>
          <text:p text:style-name="P38">No central manager for the set of nodes (process) </text:p>
        </text:list-item>
      </text:list>
      <text:h text:style-name="P45" text:outline-level="4"><text:bookmark text:name="someaspectsofevaluation"/>Some aspects of evaluation:</text:h>
      <text:list xml:id="list1234765136" text:style-name="WWNum5">
        <text:list-item>
          <text:p text:style-name="P35">Write-up on approach, design, unit testing, debugging hooks </text:p>
        </text:list-item>
        <text:list-item>
          <text:p text:style-name="P35">Choice of data structures, threads, processes, IPC </text:p>
        </text:list-item>
        <text:list-item>
          <text:p text:style-name="P35">Simplicity of implementation </text:p>
        </text:list-item>
        <text:list-item>
          <text:p text:style-name="P35">Efficiency of implementation </text:p>
        </text:list-item>
        <text:list-item>
          <text:p text:style-name="P39">Bugs/corner cases handling </text:p>
        </text:list-item>
      </text:list>
      <text:h text:style-name="P45" text:outline-level="4"><text:bookmark text:name="languagetobeused"/>Language to be used:</text:h>
      <text:list xml:id="list926034310" text:style-name="WWNum6">
        <text:list-item>
          <text:p text:style-name="P40">C/c++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1">Section -2. Evolution of Problem:</text:p>
      <text:p text:style-name="P2"/>
      <text:p text:style-name="Text_20_body"><text:span text:style-name="T2"><text:tab/></text:span><text:span text:style-name="T1">Platform</text:span><text:span text:style-name="T2">:</text:span></text:p>
      <text:p text:style-name="P2"><text:tab/><text:tab/>Linux -Ubuntu.<text:tab/><text:tab/></text:p>
      <text:p text:style-name="P2"/>
      <text:p text:style-name="P8"><text:span text:style-name="T1">Technologies will be used:</text:span><text:span text:style-name="T2"> </text:span></text:p>
      <text:p text:style-name="P9">c,c++,socket programming</text:p>
      <text:p text:style-name="P9">multiprocessing.</text:p>
      <text:p text:style-name="P2"/>
      <text:p text:style-name="Text_20_body"><text:span text:style-name="T2"><text:tab/> <text:s text:c="2"/></text:span><text:span text:style-name="T1">Modules</text:span><text:span text:style-name="T2">:</text:span></text:p>
      <text:p text:style-name="Text_20_body"><text:span text:style-name="T2"><text:tab/><text:tab/>generate.cpp</text:span></text:p>
      <text:p text:style-name="P2"><text:s text:c="2"/><text:tab/><text:tab/>main.cpp</text:p>
      <text:p text:style-name="P2"><text:tab/><text:tab/>file – datafile</text:p>
      <text:p text:style-name="P2"/>
      <text:p text:style-name="P21">Design Steps:</text:p>
      <text:p text:style-name="P17"/>
      <text:p text:style-name="P17">we have with following thing with us as in the problem mentioned:</text:p>
      <text:p text:style-name="P18">-&gt;Each process reads neighbor information and cost from a file</text:p>
      <text:p text:style-name="Text_20_body"><text:span text:style-name="T4">-&gt;</text:span><text:span text:style-name="T3">Each process builds a network graph from all nodes using this neighbor information </text:span></text:p>
      <text:p text:style-name="P19">→ This graph information I am storing it into a data file.</text:p>
      <text:p text:style-name="P19">-&gt;and this file I will use to create a graph.</text:p>
      <text:p text:style-name="Text_20_body"><text:span text:style-name="T3">→ There are many ways of doing this like client server model, multiprocessing or parallel programming using <text:s/></text:span><text:span text:style-name="T5">mvapich and mpich library.</text:span></text:p>
      <text:p text:style-name="P20">→ also we can use openmpi and pthread to create a light weight process. </text:p>
      <text:p text:style-name="P19">→ so will be using the simplest way of doing it using process and thread algorithms.</text:p>
      <text:p text:style-name="P19"><text:soft-page-break/>→ <text:s/>main process will take the data from the file about neighbor information and <text:s/>start building graph using it.</text:p>
      <text:p text:style-name="P19">→ file will be containing adjacency matrix data.</text:p>
      <text:p text:style-name="P19">→ main process that take the graph data as a input and create a adjacency matrix graph using below algorithm.</text:p>
      <text:p text:style-name="P20">→ Algorithm will take care about two things,</text:p>
      <text:p text:style-name="P20"><text:tab/><text:tab/>find the shortest path between nodes.</text:p>
      <text:p text:style-name="P20"><text:tab/><text:tab/>find the minimum span tree.</text:p>
      <text:p text:style-name="P2"/>
      <text:p text:style-name="P21">Algorithm:</text:p>
      <text:p text:style-name="P3"/>
      <text:p text:style-name="Text_20_body"><text:span text:style-name="Strong_20_Emphasis"><text:span text:style-name="T7">1)</text:span></text:span><text:span text:style-name="T8">Create a set</text:span><text:span text:style-name="Emphasis"><text:span text:style-name="T11">ptSet (</text:span></text:span><text:span text:style-name="T8">shortest path tree set) that keeps track of vertices included in shortest path tree, i.e., whose minimum distance from source is calculated and finalized. Initially, this set is empty.</text:span></text:p>
      <text:p text:style-name="Text_20_body"><text:span text:style-name="T12"><text:line-break/></text:span><text:span text:style-name="Strong_20_Emphasis"><text:span text:style-name="T7">2)</text:span></text:span><text:span text:style-name="T6"> </text:span><text:span text:style-name="T8">Assign a distance value to all vertices in the input graph. Initialize all distance values as INFINITE. Assign distance value as 0 for the source vertex so that it is picked first.</text:span></text:p>
      <text:list xml:id="list2069665769" text:style-name="WWNum8">
        <text:list-item>
          <text:p text:style-name="P23"><text:span text:style-name="T8">While </text:span><text:span text:style-name="Emphasis"><text:span text:style-name="T11">sptSet </text:span></text:span><text:span text:style-name="T8">oesn’t include all vertices</text:span><text:span text:style-name="T12"><text:line-break/></text:span><text:span text:style-name="T6">…</text:span><text:span text:style-name="T8">.</text:span><text:span text:style-name="Strong_20_Emphasis"><text:span text:style-name="T7">a)</text:span></text:span><text:span text:style-name="T8">Pick a vertex u which is not there in</text:span><text:span text:style-name="Emphasis"><text:span text:style-name="T11">sptSet</text:span></text:span><text:span text:style-name="T8">and has minimum distance value.</text:span><text:span text:style-name="T12"><text:line-break/></text:span><text:span text:style-name="T6">…</text:span><text:span text:style-name="T8">.</text:span><text:span text:style-name="Strong_20_Emphasis"><text:span text:style-name="T7">b)i</text:span></text:span><text:span text:style-name="T8">nclude u to</text:span><text:span text:style-name="Emphasis"><text:span text:style-name="T11">sptSet</text:span></text:span><text:span text:style-name="T8">.</text:span><text:span text:style-name="T12"><text:line-break/></text:span><text:span text:style-name="T6">…</text:span><text:span text:style-name="T8">.</text:span><text:span text:style-name="Strong_20_Emphasis"><text:span text:style-name="T7">c)</text:span></text:span><text:span text:style-name="T8">Update distance value of all adjacent vertices of u. To update the distance values, iterate through all adjacent vertices. For every adjacent vertex v, if sum of distance value of u (from source) and weight of edge u-v, is less than the distance value of v, then update the distance value of v.</text:span></text:p>
        </text:list-item>
      </text:list>
      <text:p text:style-name="P4"/>
      <text:p text:style-name="P24">Section3:Debugging:</text:p>
      <text:p text:style-name="P6"/>
      <text:p text:style-name="P6">→ As we are using platform as a Linux. We can use the below debugging skills,</text:p>
      <text:p text:style-name="P6"/>
      <text:list xml:id="list2065803761" text:style-name="WWNum9">
        <text:list-item>
          <text:p text:style-name="P26"><text:soft-page-break/>GDB:</text:p>
        </text:list-item>
      </text:list>
      <text:p text:style-name="P13">gnu debugger </text:p>
      <text:p text:style-name="P10"><text:span text:style-name="T9">→ in this there the multiple commands for the debugging using gdb available here please go through it:</text:span><text:a xlink:type="simple" xlink:href="http://www.tutorialspoint.com/gnu_debugger/"><text:span text:style-name="Internet_20_link"><text:span text:style-name="T1">http://www.tutorialspoint.com/gnu_debugger/</text:span></text:span></text:a></text:p>
      <text:p text:style-name="P11">→ put the breakpoints when some error occurs .</text:p>
      <text:p text:style-name="P11">→ you can step inside the function and check the return value also using gdb.</text:p>
      <text:p text:style-name="P10"><text:span text:style-name="T9">→ gdb helpful in the case of thread also. We can </text:span><text:span text:style-name="T10">attach a thread </text:span><text:span text:style-name="T9">using thread id here.</text:span></text:p>
      <text:p text:style-name="P10"><text:span text:style-name="T9">→ also in case of </text:span><text:span text:style-name="T10">core dump the core dump file will be created .</text:span></text:p>
      <text:p text:style-name="P11">→ so we can debug easily.</text:p>
      <text:p text:style-name="P5"/>
      <text:p text:style-name="P5"/>
      <text:p text:style-name="P24">Section 4: Test cases:</text:p>
      <text:p text:style-name="P5"/>
      <text:p text:style-name="P27">Pass test cases:</text:p>
      <text:p text:style-name="P5"/>
      <text:list xml:id="list1253124637" text:style-name="WWNum10">
        <text:list-item>
          <text:p text:style-name="P29">Try the algorithm using the different inputs:</text:p>
        </text:list-item>
      </text:list>
      <text:p text:style-name="P11">→ I am going to use 2d array and change the value and test if it always returns the shortest distance or not.</text:p>
      <text:list xml:id="list1350710995" text:continue-numbering="true" text:style-name="WWNum10">
        <text:list-item>
          <text:p text:style-name="P29">Try to change the vertex information increase and decrease it and test.</text:p>
        </text:list-item>
        <text:list-item>
          <text:p text:style-name="P29">Close the running process it should die and in memory graph should be destroyed.</text:p>
        </text:list-item>
        <text:list-item>
          <text:p text:style-name="P29">Try with multiple files if scanning happing properly or not.</text:p>
        </text:list-item>
        <text:list-item>
          <text:p text:style-name="P31"><text:span text:style-name="T9">At a time if two connection established then check it should be implemented using </text:span><text:span text:style-name="T10">semaphores</text:span><text:span text:style-name="T9"> or </text:span><text:span text:style-name="T10">mutex</text:span><text:span text:style-name="T9">.</text:span></text:p>
        </text:list-item>
      </text:list>
      <text:p text:style-name="P5"><text:s/></text:p>
      <text:p text:style-name="P5">Fail test cases:</text:p>
      <text:list xml:id="list1130194337" text:style-name="WWNum11">
        <text:list-item>
          <text:p text:style-name="P30">Try to pass string as a input it should fail because node information we are using in the format of int.</text:p>
        </text:list-item>
      </text:list>
      <text:p text:style-name="P11"><text:soft-page-break/></text:p>
      <text:p text:style-name="P11"><text:s/></text:p>
      <text:p text:style-name="P5"/>
      <text:p text:style-name="P27"><text:s text:c="3"/></text:p>
      <text:p text:style-name="P12"/>
      <text:p text:style-name="P13"/>
      <text:p text:style-name="P7"/>
      <text:p text:style-name="P2"><text:tab/><text:tab/></text:p>
      <text:p text:style-name="P2"/>
      <text:p text:style-name="P9"/>
      <text:p text:style-name="P2"><text:s text:c="3"/></text:p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punctuation-wrap="simple" style:writing-mode="lr-tb"/>
      <style:text-properties fo:color="#00000a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iberation Serif1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4:10:16</meta:creation-date>
    <dc:language>en-US</dc:language>
    <dc:date>2017-06-17T15:38:21</dc:date>
    <meta:editing-cycles>23</meta:editing-cycles>
    <meta:editing-duration>PT1M9S</meta:editing-duration>
    <meta:generator>LibreOffice/3.5$Linux_x86 LibreOffice_project/350m1$Build-2</meta:generator>
    <meta:document-statistic meta:table-count="0" meta:image-count="0" meta:object-count="0" meta:page-count="5" meta:paragraph-count="76" meta:word-count="723" meta:character-count="4221" meta:non-whitespace-character-count="3539"/>
  </office:meta>
</office:document-meta>
</file>